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andardUpgradeStrategy.upgrade( ServerHttpRequest request , ServerHttpResponse response , @ Nullable String selectedProtocol , List &lt; WebSocketExtension &gt; selectedExtensions , @ Nullable Principal user , WebSocketHandler wsHandler , Map &lt; String , Object &gt;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StandardUpgradeStrategy.getHttpServletRequest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tandardUpgradeStrategy.getSupportedExtensions( Server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andardUpgradeStrategy.getHttpServletResponse(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tandardUpgradeStrategy.getContain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andardUpgradeStrategy.getInstalledExtensions( WebSocket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